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42cm" svg:height="2.357cm" svg:x="1.016cm" svg:y="2.119cm">
          <draw:image xlink:href="../pngs/walden-set-B-a.png" xlink:type="simple" xlink:show="embed" xlink:actuate="onLoad">
            <text:p/>
          </draw:image>
        </draw:frame>
        <draw:frame draw:style-name="gr1" draw:text-style-name="P1" draw:layer="layout" svg:width="5.953cm" svg:height="2.418cm" svg:x="7.45cm" svg:y="2.137cm">
          <draw:image xlink:href="../pngs/walden-set-B-b.png" xlink:type="simple" xlink:show="embed" xlink:actuate="onLoad">
            <text:p/>
          </draw:image>
        </draw:frame>
        <draw:frame draw:style-name="gr1" draw:text-style-name="P1" draw:layer="layout" svg:width="5.517cm" svg:height="2.432cm" svg:x="1.1cm" svg:y="5.61cm">
          <draw:image xlink:href="../pngs/walden-set-B-c.png" xlink:type="simple" xlink:show="embed" xlink:actuate="onLoad">
            <text:p/>
          </draw:image>
        </draw:frame>
        <draw:frame draw:style-name="gr1" draw:text-style-name="P1" draw:layer="layout" svg:width="5.77cm" svg:height="3.543cm" svg:x="7.376cm" svg:y="4.625cm">
          <draw:image xlink:href="../pngs/walden-set-B-d.png" xlink:type="simple" xlink:show="embed" xlink:actuate="onLoad">
            <text:p/>
          </draw:image>
        </draw:frame>
        <draw:frame draw:style-name="gr1" draw:text-style-name="P1" draw:layer="layout" svg:width="12.182cm" svg:height="3.482cm" svg:x="1.08cm" svg:y="8.188cm">
          <draw:image xlink:href="../pngs/walden-set-B-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07-20T21:56:29.337809000</dc:date>
    <meta:editing-duration>P2DT5H56M47S</meta:editing-duration>
    <meta:editing-cycles>19</meta:editing-cycles>
    <meta:document-statistic meta:object-count="5"/>
  </office:meta>
</office:document-meta>
</file>